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38761d"/>
    </style:style>
    <style:style style:name="P2" style:family="paragraph" style:parent-style-name="Standard">
      <style:text-properties fo:color="#ff0000"/>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P4" style:family="paragraph" style:parent-style-name="Standard" style:master-page-name="Standard">
      <style:paragraph-properties style:page-number="1"/>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color="#38761d"/>
    </style:style>
    <style:style style:name="T4" style:family="text">
      <style:text-properties fo:color="#38761d" fo:font-style="italic" style:font-style-asian="italic"/>
    </style:style>
    <style:style style:name="T5" style:family="text">
      <style:text-properties fo:color="#3c78d8"/>
    </style:style>
    <style:style style:name="T6" style:family="text">
      <style:text-properties fo:font-size="4pt" style:font-size-asian="4pt" style:font-size-complex="4pt"/>
    </style:style>
    <style:style style:name="T7"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style>
    <style:style style:name="T8" style:family="text">
      <style:text-properties fo:color="#ff0000"/>
    </style:style>
    <style:style style:name="T9" style:family="text">
      <style:text-properties fo:color="#ff0000"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this document, black is a standard/tip, blue is color for an example, and green is the why. I firmly believe every standard/tip should have a <text:span text:style-name="T1">why </text:span>- people do not listen “just because”, they listen because something makes sense. Further, it allows us to adjust later on, if the standard is not making sense according to its why. </text:p>
      <text:p text:style-name="Standard"/>
      <text:p text:style-name="Standard">When walking in, greet the customer within 7 seconds. A head nod - a hand motion with eye contact - anything. Do NOT leave them hanging as if they did not walk in at all. If you are busy (helping out another customer, finishing a phone call), tell them you will help them out in a minute or two, or with a hand gesture that you will help them out soon. <text:span text:style-name="T3">They will understand if you are dealing with other customers, but they will take it personally if they are ignored.</text:span></text:p>
      <text:p text:style-name="Standard"/>
      <text:p text:style-name="Standard"/>
      <text:p text:style-name="Standard">If the price of the estimate is close to the value of the device, make sure to tell the customer that it might not be worth repairing the device <text:span text:style-name="T2">before </text:span>giving the customer the estimate. <text:span text:style-name="T3">Customers of repair shops are often on edge about being ripped off - if you let them know beforehand that the cost of repair might not be economically viable, they will not accuse you later of trying to “sell” them something that wasn’t worth it. It builds trust rather than anxiety and demonstrates that you are on their side, which, if you run a </text:span><text:span text:style-name="T4">good </text:span><text:span text:style-name="T3">repair shop - you should be. </text:span></text:p>
      <text:p text:style-name="Standard"/>
      <text:p text:style-name="Standard">Anytime you say no or are turning away a customer, give an explanation of the honest <text:span text:style-name="T1">why</text:span> - without this, people will feel as if you do not want to help them and take it personally, as if the repair industry as a whole doesn’t want to help them . <text:span text:style-name="T5">If we cannot repair the device because it is too new or we do not have the part for it, tell the customer that we do not have it. If the part is not on the market, let them know why - Apple goes out of their way to make it difficult to impossible for independent repair shops to source parts to repair their products by locking us out of supply chains. If they ask you to work on a device that you do not work on, don’t just say no - tell them that it requires experience to open the device properly without breaking it, and you fear that you may cause the device harm by working on it without experience whereby another repair shop that has experience with that device would be more qualified &amp; capable of the job. </text:span><text:span text:style-name="T3">When bad news is given, the customer will often be agitated - some more than others, and some will handle it better than others. You can’t change how people feel about the bad news - but you can focus the direction of their agitation at someone other than yourself. It makes sense for the customer to be mad at </text:span><text:span text:style-name="T4">you</text:span><text:span text:style-name="T3"> if </text:span><text:span text:style-name="T4">you</text:span><text:span text:style-name="T3"> aren’t able to help them with their problem, when they have every reason to believe you can - which is why it is </text:span><text:span text:style-name="T4">important to explain why we can’t. </text:span><text:span text:style-name="T3">Let them understand that we would love to help them, but the manufacturer goes out of their way to make it impossible for us to do so. </text:span></text:p>
      <text:p text:style-name="Standard"/>
      <text:p text:style-name="Standard">Keep track of the condition of the device as it enters the store. If it’s beat up or scratched, pristine, let the ticket notes reflect this. <text:span text:style-name="T3">Difficult customers will sometimes use scratches on the case as a reason to not pay the bill or to create lengthy, unnecessary drawn out conflict that takes you away from productive work. By notating these on intake, you can confidently assert they were already there. Being confident in this assertion will usually shut it down without further conflict, but this assertion won’t be confident if you aren’t sure. <text:line-break/></text:span></text:p>
      <text:p text:style-name="Standard">Always notate if anything is missing or if there is damage on the device, i.e. drive, screws. <text:span text:style-name="T3">We do not want to be liable for issues outside the issue the customer brought the device to us for. </text:span></text:p>
      <text:p text:style-name="Standard"/>
      <text:p text:style-name="Standard">If there is liquid damage on the machine, make sure to take the logic board out of the machine, don’t assume that the board is clean when looking at one side of the machine. <text:span text:style-name="T3">Customers may return with a device that dies again if we only address one section of the machine without addressing the unseen liquid damage on the opposite side of the motherboard. One side of the board can look perfectly clean, while the opposite looks like a trainwreck. </text:span><text:s/><text:span text:style-name="T3">One side of the board can look perfectly clean, while the opposite looks like a trainwreck. If we give the machine back to the customer fixed with unchecked corrosion, it will fail again and they will be very angry. </text:span></text:p>
      <text:p text:style-name="P1"/>
      <text:p text:style-name="Standard"/>
      <text:p text:style-name="Standard"/>
      <text:p text:style-name="Standard">All devices should have an addressable location, such as a slot number, or if it was handed to a technician, who you gave the device to. <text:span text:style-name="T3">All of the slot numbers in our store have a letter &amp; a number assigned to them, so that we can easily find where the machine is in the store. If you take in a machine without a slot number, it makes it difficult if not impossible for it to be located. </text:span></text:p>
      <text:p text:style-name="Standard"/>
      <text:p text:style-name="Standard">If the device is liquid damaged, remove any power source before leaving it in a slot to prevent more damage to the device. <text:span text:style-name="T3">Leaving the battery plugged in means it will continue to degrade as it sits in the slot waiting for a technician to begin working on it. </text:span></text:p>
      <text:p text:style-name="Standard"/>
      <text:p text:style-name="Standard"><text:soft-page-break/></text:p>
      <text:p text:style-name="Standard">If there is a device that we do not offer services on, try to refer them to another repair shop that may be able to help with the issues the customer is having. <text:span text:style-name="T3">Refer to </text:span><text:span text:style-name="T4">Anytime you say no or are turning away a customer, give an explanation of the honest why </text:span><text:span text:style-name="T3">rule. </text:span></text:p>
      <text:p text:style-name="Standard"/>
      <text:p text:style-name="Standard"/>
      <text:p text:style-name="Standard">When they leave the device, make sure to leave in the notes where the device is in the store, what you quoted the customer for, the price and timeframe, anything discussed, and the model number. <text:span text:style-name="T3">Mystery does no one any good. All of these are necessary details to keep track of.</text:span></text:p>
      <text:p text:style-name="P1"/>
      <text:p text:style-name="Standard">If you take a machine from a slot, make a note of where the device is. You should be able to find out where a machine is at any time when it is in the store. <text:span text:style-name="T3">It is incredibly annoying to go to a slot only to find the machine is not there because someone else took it. Further, we need to be able to tell where something is at any given time incase something must be retrieved from the device, or it must be reassembled for collection by the customer when you are not here. </text:span></text:p>
      <text:p text:style-name="Standard"/>
      <text:p text:style-name="Standard">After working on the machine, if the machine looks dirty, use a microfiber cloth with a cleaning solution. Don’t assume that someone will clean the device before handing back or shipping back to the customer and don’t assume it came into the store that way. <text:span text:style-name="T3">If each person assumes the way a device arrives at their desk is how it comes into the store and does not clean it, this increases the likelihood of it being given back to the customer with stains/marks that were not there initially. It leaves a good impression when a customer receives a device back looking better than when they brought it. </text:span></text:p>
      <text:p text:style-name="Standard"/>
      <text:p text:style-name="Standard"/>
      <text:p text:style-name="Standard">When a customer picks up a device, make sure to confirm them with a combination of a name, phone number, email and ticket number - or whatever is necessary for you to believe in good faith you are giving the right individual the right device. <text:s/><text:span text:style-name="T3">We never want to give people the wrong device. </text:span></text:p>
      <text:p text:style-name="Standard"/>
      <text:p text:style-name="Standard">If they are picking up a successful data recovery, make sure to show them the data and what was recovered, have them look through the data before taking payment. <text:span text:style-name="T3">You want to avoid the callback 2 years later where they say </text:span><text:span text:style-name="T4">“hey, this isn’t my data!”</text:span></text:p>
      <text:p text:style-name="Standard"/>
      <text:p text:style-name="Standard">If they are picking up a successful repair, show the customer the device working, and have them test out the device before taking payment. Try to boot the device before handing back the device so you do not leave the customer waiting anxiously to see if the machine does work. <text:span text:style-name="T3">A small number of difficult customers will use any part of the experience that is not perfect as a reason to bargain for a lower price, or feed their own anxiety/distrust for repair shops which often results in a litany of paranoid questions. These experience imperfections include you having to find a charger because it won’t turn on when you give it to them</text:span><text:span text:style-name="T4">(battery died in the slot), </text:span><text:span text:style-name="T3">or the device booting up slowly. </text:span></text:p>
      <text:p text:style-name="Standard"/>
      <text:p text:style-name="Standard">If we could not do a repair or data recovery, apologize for not being able to do more for the customer, and give the device back. <text:span text:style-name="T3">Many customers are already in a mood to leave a 1 star review when they expect a repair, and we aren’t able to perform it - for whatever reason. Blunt the edge by letting them know you care about the fact that you couldn’t fix the device.</text:span></text:p>
      <text:p text:style-name="P1"/>
      <text:p text:style-name="Standard"/>
      <text:p text:style-name="Standard">Try to understand what problem the customer is having, rather than focusing on what pat they ask to be fixed. Even if you perform the service of replacing the specific part they ask be replaced, seek to understand the problem they are having that led them to ask for this to be replaced, because the customer might be prescribing the wrong solution to their problem. <text:span text:style-name="T3">A customer might ask you to replace a screen cable when they have no backlight - even if their fault is with a dc in board, or with a backlight fuse. Offering to do the specific job the customer wants sets the expectation that when they pay for that service, the device will be fixed - and they will blame us when what they diagnosed to be the issue does not fix their problem. We focus on providing solutions, not on for-hire-parts-swapping. </text:span></text:p>
      <text:p text:style-name="Standard"><text:soft-page-break/></text:p>
      <text:p text:style-name="Standard"/>
      <text:p text:style-name="Standard"/>
      <text:p text:style-name="Standard">Answering phones:</text:p>
      <text:p text:style-name="Standard"/>
      <text:p text:style-name="Standard">Don’t sound miserable when talking to customers. <text:span text:style-name="T3">Customers are already unhappy to be calling us. Calling a repair shop is an admission that they have screwed up so bad they need outside help to fix a problem, and that they will be paying money to get back the same device they had last week. They are already unhappy - we need to shift them from unhappy, to happy, not reinforce their misery. People often respond to how you say something as much as what you are saying, so do not sound miserable. </text:span></text:p>
      <text:p text:style-name="P1"/>
      <text:p text:style-name="Standard"><text:span text:style-name="T3">Opening with the question of </text:span><text:span text:style-name="T4">“what model do you have?” </text:span><text:span text:style-name="T3">gives them less information than </text:span><text:span text:style-name="T4">“$300-$450, but the price depends on model # of the machine.”</text:span><text:span text:style-name="T3"> <text:s/>You want to give as much information as you can in the least amount of time: giving customers extra ‘homework’ to do such as researching the model # of their device gives them a reason to procrastinate seeking out the repair, and may result in the </text:span><text:span text:style-name="T4">“I’ll call you back later with a model #”</text:span><text:span text:style-name="T3">, which often means </text:span><text:span text:style-name="T4">“I am putting this off and will probably never get it done.”</text:span></text:p>
      <text:p text:style-name="Standard"/>
      <text:p text:style-name="Standard"/>
      <text:p text:style-name="Standard">Reassembly tech standards:</text:p>
      <text:p text:style-name="Standard"/>
      <text:p text:style-name="Standard">When opening a machine, the drive must be labeled if separated from the computer. <text:span text:style-name="T3">There is nothing worse than unnecessarily losing a customer’s data because the drive was misplaced. It is easy for the SSD for newer machines to slide away from the casing.</text:span></text:p>
      <text:p text:style-name="Standard"/>
      <text:p text:style-name="Standard">When taken from one location to the other, transport the whole machine, not just one single part. <text:span text:style-name="T3">We do not want one part of the machine getting lost or mixed with another.</text:span></text:p>
      <text:p text:style-name="Standard"/>
      <text:p text:style-name="Standard">Everything the machine came with should go out with it, screws, rubber pieces, etc. Put it back together the way it should be put back together based on best practices. <text:span text:style-name="T6">(with the exception on occasion of jtag connectors) </text:span><text:span text:style-name="T3">Customers should get back every part of their machine that they brought it with, unless there is a specific reason for the part not given back to be missing. </text:span></text:p>
      <text:p text:style-name="Standard"/>
      <text:p text:style-name="Standard"/>
      <text:p text:style-name="Standard"/>
      <text:p text:style-name="Standard">Conduct:</text:p>
      <text:p text:style-name="Standard"><text:soft-page-break/></text:p>
      <text:p text:style-name="Standard">Do not be drunk or high at work. </text:p>
      <text:p text:style-name="Standard"/>
      <text:p text:style-name="Standard">If using someone’s tool, ask for permission and give the tool back to the owner after using the tool, not when the repair on the machine is completed. <text:span text:style-name="T1">If you are asking to use a tool, you probably need one yourself - speak to management about buying another for you. </text:span><text:span text:style-name="T3">It is highly frustrating &amp; demoralizing to have to hunt down the basics necessary to do your job - it destroys morale &amp; productivity of your coworkers, and creates a corrosive company culture of resentment and low productivity.</text:span></text:p>
      <text:p text:style-name="Standard"/>
      <text:p text:style-name="Standard">Don’t be a prick to anyone, especially customers. </text:p>
      <text:p text:style-name="Standard"><text:line-break/>Do not gossip about other customers in front of or within earshot of existing customers. <text:span text:style-name="T3">People should not be led to believe that they are spending money at a business where people are talking behind their backs. If you must, do it in private. </text:span></text:p>
      <text:p text:style-name="Standard"/>
      <text:p text:style-name="Standard"/>
      <text:p text:style-name="Standard"/>
      <text:p text:style-name="Standard"><text:span text:style-name="T7">Never assume that someone is going to solve a problem you notice.</text:span></text:p>
      <text:p text:style-name="Standard"/>
      <text:p text:style-name="Standard"/>
      <text:p text:style-name="Standard"/>
      <text:p text:style-name="Standard"/>
      <text:p text:style-name="Standard">If there is an issue with a device that may cause the customer to come back for a 2nd repair, don’t wait for the device to fail again. Address the issue by talking to the customer or service manager. <text:span text:style-name="T3"><text:s/>The worst thing for a customer is when they have a 2nd problem right after paying to fix the first one. </text:span></text:p>
      <text:p text:style-name="Standard"/>
      <text:p text:style-name="Standard"/>
      <text:p text:style-name="Standard">If an area looks damaged enough, don’t wait for the customer to come back, address the issue, we do not want to bill for repairs that will come back in the future.</text:p>
      <text:p text:style-name="Standard"/>
      <text:p text:style-name="Standard"/>
      <text:p text:style-name="Standard"><text:soft-page-break/>When getting approval for a repair from a customer, make sure to get approval for moving forward with affirmative language. If they say <text:span text:style-name="T1">“yes, that sounds good, but please call or email me”</text:span>, or <text:span text:style-name="T1">“you’ll let me know right”</text:span> that negates prior approval and should prompt you to say <text:span text:style-name="T1">“to be clear, <text:s/>you are approving that we perform the repair at $250 to this device?”</text:span> <text:span text:style-name="T3">Imagine you are speaking to someone you have a crush on, and ask them out on a date. They say </text:span><text:span text:style-name="T4">“I’d love to go out with you, but -”</text:span><text:span text:style-name="T3"> anything </text:span><text:span text:style-name="T4">before </text:span><text:span text:style-name="T3">the but is rendered irrelevant. Sometimes, customers can be wishy-washy about whether they want a repair done, and can become mad when the repair is done, even if they gave prior consent. Ask them directly if they wish for us to perform the repair at the price quoted. You don’t want to sound like the stereotypical used car salesman, but you want to be affirmative that they want the repairs done to avoid them saying </text:span><text:span text:style-name="T4">“I never approved this.” </text:span></text:p>
      <text:p text:style-name="P1"/>
      <text:p text:style-name="Standard">If a customer calls and we have an update, or the device is completed, tell the customer that you were on the list of people that we are going to call, and tell them the estimate. If the machine is done, tell the customer what was done to the machine. <text:span text:style-name="T3">You do not want to give the customer the impression that, had they not called us, they would have never heard from us. It is important to give them an idea, if they call us before we have a chance to call them, that we were just about to call them. </text:span></text:p>
      <text:p text:style-name="Standard"/>
      <text:p text:style-name="Standard">If a repair is completed, charge the machine before putting it in a slot. Do not give a customer a machine that is not charged, if shipped or walked in. <text:span text:style-name="T3">It gives the customer the impression that we never tested their device, or that something may be wrong, if we give it to them to try and it is dead. This is the worst first impression you can provide a customer of our services - giving them back the finished product dead. </text:span></text:p>
      <text:p text:style-name="Standard"/>
      <text:p text:style-name="Standard"/>
      <text:p text:style-name="Standard">When reassembling a device, make sure to test out all the functions of the device on the checklist. Make sure to test out all of the device functions, and make sure all connectors are connected before saying the device is completed. The repair is not completed until everything works, not when the problem that the customer is facing is solved. <text:span text:style-name="T3">A customer who brings in a device for it not charging will </text:span><text:span text:style-name="T4">NOT </text:span><text:span text:style-name="T3">be happy if we give it back to them with wifi not working or a dead spot on the trackpad. Customers expect that devices leaving a repair shop work - and that if there are additional issues, they are made aware of such issues. It displays a lack of competence and undermines their trust in our quality of service if we hand them back devices with unidentified issues. </text:span></text:p>
      <text:p text:style-name="Standard"/>
      <text:p text:style-name="Standard"/>
      <text:p text:style-name="Standard">Leave notes with as much detail as possible, assume that every customer will ask for every single detail on their machine. <text:span text:style-name="T3">Leaving detailed notes will allow the person who is talking to the customer to relay everything that is going on with their device without having to talk to the technician(s) working(worked) on it. Everytime someone on the phone doesn’t know a detail that is important to answer a customer question, we look more like idiots who aren’t deserving of that customer’s confidence and trust, which makes dealing with any issues that arise over the course of the job difficult.</text:span> <text:s/></text:p>
      <text:p text:style-name="Standard"/>
      <text:p text:style-name="Standard"/>
      <text:p text:style-name="Standard"/>
      <text:p text:style-name="Standard">properly diagnosing </text:p>
      <text:p text:style-name="Standard">customer service</text:p>
      <text:p text:style-name="Standard"/>
      <text:p text:style-name="Standard"/>
      <text:p text:style-name="Standard"/>
      <text:p text:style-name="Standard">If the customer is adamant that they want to go through with a repair that may not fix the issue, tell the customer that the repair that is being done may not fix the issue that they are having. Strongly discourage them from doing this several times. <text:span text:style-name="T3">Customers will not hold themselves responsible if they prescribe a repair for themselves that is ineffective - they will hold us responsible. You should always have the best interest of your customer at heart, and that includes saying no to work that will not repair the problem, even if you stand to profit from doing the work. </text:span></text:p>
      <text:p text:style-name="P1"/>
      <text:p text:style-name="P1"><text:soft-page-break/></text:p>
      <text:p text:style-name="P2"/>
      <text:p text:style-name="Standard"><text:span text:style-name="T8">Specific to us: not industry</text:span></text:p>
      <text:p text:style-name="Standard"><text:span text:style-name="T8">Test out the device to see what it needs. If the front gets busy, give it to a technician to give an estimate on it so you can move onto the 2nd customer while the 1st customer waits for an estimate. </text:span></text:p>
      <text:p text:style-name="P2"/>
      <text:p text:style-name="Standard"><text:span text:style-name="T8">When offering rush service, tell the customer that it is $45 and that it is non-refundable, but this will put them in front of the queue. Make sure to check if we have the part in stock. For data recoveries, the rush service price depends. One side of the board can look perfectly clean, while the opposite looks like a trainwreck. If we give the machine back to the customer fixed with unchecked corrosion, it will fail again and they will be very angry. </text:span></text:p>
      <text:p text:style-name="P2"/>
      <text:p text:style-name="Standard"><text:span text:style-name="T8">When talking to someone on the phone, if they want an estimate over the phone, tell them that it's a general estimate, and it may not apply to their device, we would need to take a look at the device itself.</text:span></text:p>
      <text:p text:style-name="P2"/>
      <text:p text:style-name="Standard"><text:span text:style-name="T8">Emailing customer service:<text:line-break/></text:span></text:p>
      <text:p text:style-name="Standard"><text:span text:style-name="T8">Aim to respond to any customer email immediately after they have sent it, using information from the knowledgebase. Customers often email 3-5 places to see who will reply first. In this business, often, the first shop with a decent reply will get the business. </text:span></text:p>
      <text:p text:style-name="P2"/>
      <text:p text:style-name="Standard"><text:span text:style-name="T8">If a customer does not give you a model number, give a range and tell them pricing depends on the model and year. We seek to eliminate friction in the process that risks us losing them as a customer unnecessarily. If the customer is ok with the price range, you have answered their question. If they are </text:span><text:span text:style-name="T9">not</text:span><text:span text:style-name="T8"> ok with the price range and want a specific price, </text:span><text:span text:style-name="T9">then </text:span><text:span text:style-name="T8">you can place the onus on the </text:span><text:span text:style-name="T9">customer </text:span><text:span text:style-name="T8">to figure out what model machine they have. </text:span></text:p>
      <text:p text:style-name="P2"/>
      <text:p text:style-name="Standard"><text:span text:style-name="T8">It is not someone’s job to clean up common areas. Don’t assume that someone will clean up or the job will not get done. If everyone assumes basic decency is not their job, then it will be no one’s job.</text:span></text:p>
      <text:p text:style-name="P2"/>
      <text:p text:style-name="Standard"><text:span text:style-name="T8">If you see a part that has low to no stock, don’t assume that it is on the way, contact the inventory manager. Sometimes, our systems fall short. In the case that they do, we trust that our staff serve as the last line of defense against being out of stock. </text:span></text:p>
      <text:p text:style-name="P2"/>
      <text:p text:style-name="Standard"><text:span text:style-name="T8">If you are going to be late, or leave early, or going to take off, let a manager know. If you are leaving for longer than a lunch break, let a manager know. We may have a task planned for you, or have planned jobs around when we believe you will be here. This will allow us to edit our schedule. </text:span></text:p>
      <text:p text:style-name="P2"/>
      <text:p text:style-name="P2"/>
      <text:p text:style-name="Standard"><text:soft-page-break/><text:span text:style-name="T8">Do not deface, steal, or misuse company or customer property. </text:span></text:p>
      <text:p text:style-name="P2"/>
      <text:p text:style-name="Standard"><text:span text:style-name="T8">Do not punch in or out for someone else. </text:span></text:p>
      <text:p text:style-name="P2"/>
      <text:p text:style-name="Standard"><text:span text:style-name="T8">Do not do anything that we believe, in our discretion is adverse to the interests of the company or customers.</text:span></text:p>
      <text:p text:style-name="P2"/>
      <text:p text:style-name="P2"/>
      <text:p text:style-name="Standard"><text:span text:style-name="T8">Try to ask for a password whenever possible. If a device is needed for data recovery, tell the customer that it is needed because the device is encrypted. If a device just needs testing, tell the customer we are not going to look through their things - we just need to see that it boots into their operating system so that they do not have to waste time sending it back to us if there is an operating system issue. </text:span></text:p>
      <text:p text:style-name="P2"/>
      <text:p text:style-name="Standard"><text:span text:style-name="T8">Try to ask for a password for a device, whenever possible. Tell the customer that it is not needed for repair, but to test out the devices.</text:span></text:p>
      <text:p text:style-name="P2"/>
      <text:p text:style-name="Standard"><text:span text:style-name="T8">Try not to rush into an estimate for a customer. Inaccurate estimates create angry customers. </text:span></text:p>
      <text:p text:style-name="P2"/>
      <text:p text:style-name="Standard"><text:span text:style-name="T8">Always ensure that the tools you have are working properly, don’t wait for it to die. Some of the tools we use here are difficult to find and take lots of time to replace. The sooner you let someone know it isn’t working, the lower the likelihood of downtime that results in lost revenue. </text:span></text:p>
      <text:p text:style-name="P2"/>
      <text:p text:style-name="Standard"><text:span text:style-name="T8">When asking a customer what’s wrong with their device, try to get as much information as you can from them: How did the issue start occurring? Was there a liquid spill? If so, where did it spill? Is data important? What is the history of the device? The more information we have upfront, the better we can come up with a solution for them later. You wouldn’t want to be caught calling a customer with the news </text:span><text:span text:style-name="T9">“unfortunately we cannot fix your device, but it looks like data recovery is possible!” </text:span><text:span text:style-name="T8">if the customer said during drop-off that all the data is already backed up and not important. The more we know and have in the ticket at the beginning, the lower the likelihood we look like fools later. </text:span></text:p>
      <text:p text:style-name="P2"/>
      <text:p text:style-name="P2"/>
      <text:p text:style-name="Standard"><text:span text:style-name="T8">Whenever dealing with a liquid damaged device, make sure to tell the customer that the repair price may go up because other components could be damaged because of the liquid. What we tell you is only an estimate: if the repair price goes above our initial estimate, you are welcome to opt-out of the entire repair. It is not possible for us to perfectly test every single part of a machine in an economically viable manner - it would lengthen the time for each repair to a length not acceptable and destroy any sense of workflow. At the same time, we do not want customers to think we are looking to pull a bait &amp; switch - so explaining this upfront prevents conflict later. Our policy whereby the customer can cancel a repair </text:span><text:span text:style-name="T9">anytime</text:span><text:span text:style-name="T8"> the estimate changes is to ensure fairness in these case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page-layout style:name="Mpm1">
      <style:page-layout-properties fo:page-width="8.5in" fo:page-height="11in" style:num-format="1" style:print-orientation="portrait" fo:margin-top="0.7874in" fo:margin-bottom="0.7898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62in" fo:margin-left="0in" fo:margin-right="0in" fo:margin-top="0.3465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60" meta:word-count="3933" meta:character-count="21151" meta:non-whitespace-character-count="17229"/>
    <meta:generator>LibreOfficeDev/6.0.5.2$Linux_X86_64 LibreOffice_project/</meta:generator>
  </office:meta>
</office:document-meta>
</file>